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 style:font-family-generic="modern" style:font-pitch="fixed"/>
    <style:font-face style:name="Arial" svg:font-family="Arial" style:font-family-generic="modern" style:font-pitch="variable"/>
    <style:font-face style:name="Consolas" svg:font-family="Consolas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1cm" fo:min-width="21.8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1cm" fo:min-width="24.48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1cm" fo:min-width="19.91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9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29cm"/>
      <style:paragraph-properties style:writing-mode="lr-tb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0000" draw:textarea-horizontal-align="center" draw:textarea-vertical-align="middle" draw:auto-grow-height="false" fo:min-height="0.749cm" fo:min-width="0.499cm" draw:shadow="hidden"/>
    </style:style>
    <style:style style:name="gr11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99ccff" draw:textarea-horizontal-align="justify" draw:textarea-vertical-align="middle" draw:auto-grow-height="false"/>
      <style:paragraph-properties style:writing-mode="lr-tb"/>
    </style:style>
    <style:style style:name="gr21" style:family="graphic" style:parent-style-name="standard">
      <style:graphic-properties draw:fill="solid" draw:fill-color="#99ccff" draw:textarea-horizontal-align="justify" draw:textarea-vertical-align="middle" draw:auto-grow-height="false" draw:shadow="hidden"/>
    </style:style>
    <style:style style:name="gr22" style:family="graphic" style:parent-style-name="objectwithoutfill">
      <style:graphic-properties svg:stroke-width="0.2cm" svg:stroke-color="#0000ff" draw:marker-start-width="0.5cm" draw:marker-end-width="0.5cm" svg:stroke-opacity="50%" draw:fill="none" draw:textarea-vertical-align="middle" fo:padding-top="0.225cm" fo:padding-bottom="0.225cm" fo:padding-left="0.35cm" fo:padding-right="0.35cm"/>
    </style:style>
    <style:style style:name="gr23" style:family="graphic" style:parent-style-name="objectwithoutfill">
      <style:graphic-properties svg:stroke-width="0.2cm" svg:stroke-color="#ff0000" draw:marker-start-width="0.5cm" draw:marker-end-width="0.5cm" svg:stroke-opacity="50%" draw:fill="none" draw:textarea-vertical-align="middle" fo:padding-top="0.225cm" fo:padding-bottom="0.225cm" fo:padding-left="0.35cm" fo:padding-right="0.35cm"/>
    </style:style>
    <style:style style:name="gr24" style:family="graphic" style:parent-style-name="objectwithoutfill">
      <style:graphic-properties svg:stroke-width="0.2cm" svg:stroke-color="#8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25" style:family="graphic" style:parent-style-name="objectwithoutfill">
      <style:graphic-properties svg:stroke-width="0.2cm" svg:stroke-color="#0000ff" draw:marker-start-width="0.5cm" draw:marker-end-width="0.5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Consolas1" fo:font-size="49pt" fo:font-weight="normal" style:font-size-asian="49pt" style:font-weight-asian="normal" style:font-size-complex="49pt" style:font-weight-complex="normal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99ccff"/>
      <style:paragraph-properties fo:text-align="center"/>
    </style:style>
    <style:style style:name="P6" style:family="paragraph">
      <loext:graphic-properties draw:fill="solid" draw:fill-color="#00ff00"/>
      <style:paragraph-properties fo:text-align="center"/>
    </style:style>
    <style:style style:name="P7" style:family="paragraph">
      <loext:graphic-properties draw:fill="solid" draw:fill-color="#ffff66"/>
      <style:paragraph-properties fo:text-align="center"/>
    </style:style>
    <style:style style:name="P8" style:family="paragraph">
      <loext:graphic-properties draw:fill="solid" draw:fill-color="#ffcc99"/>
      <style:paragraph-properties fo:text-align="center"/>
    </style:style>
    <style:style style:name="P9" style:family="paragraph">
      <loext:graphic-properties draw:fill="solid" draw:fill-color="#aecf00"/>
      <style:paragraph-properties fo:text-align="center"/>
    </style:style>
    <style:style style:name="P10" style:family="paragraph">
      <loext:graphic-properties draw:fill="solid" draw:fill-color="#0099ff"/>
      <style:paragraph-properties fo:text-align="center"/>
    </style:style>
    <style:style style:name="P11" style:family="paragraph">
      <loext:graphic-properties draw:fill="solid" draw:fill-color="#ffd320"/>
      <style:paragraph-properties fo:text-align="center"/>
    </style:style>
    <style:style style:name="P12" style:family="paragraph">
      <loext:graphic-properties draw:fill="solid" draw:fill-color="#ff6633"/>
      <style:paragraph-properties fo:text-align="center"/>
    </style:style>
    <style:style style:name="P13" style:family="paragraph">
      <loext:graphic-properties draw:fill="solid" draw:fill-color="#99ccff"/>
      <style:paragraph-properties fo:text-align="center"/>
      <style:text-properties style:font-size-asian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style:font-name="Consolas1" fo:font-size="49pt" fo:font-weight="normal" style:font-size-asian="49pt" style:font-weight-asian="normal" style:font-size-complex="49pt" style:font-weight-complex="normal"/>
    </style:style>
    <style:style style:name="T2" style:family="text">
      <style:text-properties style:font-size-asian="18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.2cm" svg:height="1.7cm" svg:x="5.899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4.8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6.7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25.1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18.6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20.5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22.4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24.3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3.3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5.2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7.1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9.0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10.9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12.8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14.7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16.6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2.312cm" svg:height="2.271cm" svg:x="3.6cm" svg:y="4.578cm">
          <draw:text-box>
            <text:p><text:span text:style-name="T1">Q W E R T Y U I O P @ [</text:span></text:p>
          </draw:text-box>
        </draw:frame>
        <draw:custom-shape draw:style-name="gr1" draw:text-style-name="P1" draw:layer="layout" svg:width="1.7cm" svg:height="1.7cm" svg:x="19.1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21.0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22.9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24.8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3.8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5.7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7.6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9.5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11.4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13.3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15.2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17.1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2.312cm" svg:height="2.271cm" svg:x="4.1cm" svg:y="6.629cm">
          <draw:text-box>
            <text:p><text:span text:style-name="T1">A S D F G H J K L ; : ]</text:span></text:p>
          </draw:text-box>
        </draw:frame>
        <draw:custom-shape draw:style-name="gr1" draw:text-style-name="P1" draw:layer="layout" svg:width="1.7cm" svg:height="1.7cm" svg:x="17.5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19.4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21.3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23.2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2.2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4.1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6.0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7.9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9.8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11.7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13.6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15.5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4.987cm" svg:height="2.391cm" svg:x="2.5cm" svg:y="2.5cm">
          <draw:text-box>
            <text:p><text:span text:style-name="T1">1 2 3 4 5 6 7 8 9 0 - ^ </text:span><text:span text:style-name="T1">￥</text:span></text:p>
          </draw:text-box>
        </draw:frame>
        <draw:custom-shape draw:style-name="gr1" draw:text-style-name="P1" draw:layer="layout" svg:width="1.7cm" svg:height="1.7cm" svg:x="20.1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22.0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23.9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cm" svg:height="1.7cm" svg:x="25.8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1cm" svg:height="1.7cm" svg:x="8.299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8.6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10.5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12.4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14.3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16.2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18.1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20.416cm" svg:height="2.271cm" svg:x="5.1cm" svg:y="8.329cm">
          <draw:text-box>
            <text:p><text:span text:style-name="T1">Z X C V B N M , . / \</text:span></text:p>
          </draw:text-box>
        </draw:frame>
        <draw:custom-shape draw:style-name="gr1" draw:text-style-name="P1" draw:layer="layout" svg:width="2.3cm" svg:height="1.7cm" svg:x="27.099cm" svg:y="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7cm" svg:height="1.7cm" svg:x="0.399cm" svg:y="2.7cm">
          <text:p text:style-name="P1">半/全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cm" svg:height="1.7cm" svg:x="0.399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2cm" svg:height="1.7cm" svg:x="0.399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cm" svg:height="1.7cm" svg:x="0.399cm" svg:y="8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" draw:text-style-name="P1" draw:layer="layout" svg:width="3cm" svg:height="3.6cm" svg:x="26.399cm" svg:y="4.6cm" svg:viewBox="0 0 3001 3601" svg:d="M283 0h2434c142 0 284 141 284 283v1033 101 1767c0 208-209 417-417 417h-1668c-208 0-416-209-416-417v-1483h-217c-142 0-283-142-283-284v-1134c0-142 141-283 283-283z">
          <text:p/>
        </draw:path>
        <draw:frame draw:style-name="gr7" draw:text-style-name="P3" draw:layer="layout" svg:width="1.696cm" svg:height="0.963cm" svg:x="0.899cm" svg:y="5.037cm">
          <draw:text-box>
            <text:p>TAB</text:p>
          </draw:text-box>
        </draw:frame>
        <draw:frame draw:style-name="gr8" draw:text-style-name="P3" draw:layer="layout" svg:width="2.229cm" svg:height="0.963cm" svg:x="0.903cm" svg:y="6.837cm">
          <draw:text-box>
            <text:p>CAPS</text:p>
          </draw:text-box>
        </draw:frame>
        <draw:custom-shape draw:style-name="gr9" draw:text-style-name="P4" draw:layer="layout" svg:width="1.3cm" svg:height="0.4cm" svg:x="27.699cm" svg:y="3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0" draw:text-style-name="P4" draw:layer="layout" svg:width="0.999cm" svg:height="1.1cm" svg:x="27.599cm" svg:y="5.899cm" svg:viewBox="0 0 1000 1101" svg:d="M400 200v200h300v-400h300v800h-600v200l-400-400zM99 1101z">
          <text:p/>
        </draw:path>
        <draw:custom-shape draw:style-name="gr11" draw:text-style-name="P1" draw:layer="layout" svg:width="1.2cm" svg:height="0.9cm" svg:x="1.899cm" svg:y="8.8cm">
          <text:p/>
          <draw:enhanced-geometry svg:viewBox="0 0 21600 21600" draw:text-areas="?f0 ?f7 ?f2 21600" draw:type="up-arrow" draw:modifiers="13736.7369589345 6762.3646960865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1.2cm" svg:height="0.9cm" svg:x="26.999cm" svg:y="8.8cm">
          <text:p/>
          <draw:enhanced-geometry svg:viewBox="0 0 21600 21600" draw:text-areas="?f0 ?f7 ?f2 21600" draw:type="up-arrow" draw:modifiers="13736.7369589345 6762.3646960865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cm" svg:height="1.7cm" svg:x="0.39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1cm" svg:height="1.7cm" svg:x="3.599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1cm" svg:height="1.7cm" svg:x="10.599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1cm" svg:height="1.7cm" svg:x="15.899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7cm" svg:x="18.199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1cm" svg:height="1.7cm" svg:x="20.399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22.699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24.599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cm" svg:height="1.7cm" svg:x="26.499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標準">
        <draw:custom-shape draw:style-name="gr1" draw:text-style-name="P1" draw:layer="layout" svg:width="2.2cm" svg:height="1.7cm" svg:x="5.899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7cm" svg:height="1.7cm" svg:x="4.8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.7cm" svg:height="1.7cm" svg:x="6.7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7cm" svg:height="1.7cm" svg:x="25.1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.7cm" svg:height="1.7cm" svg:x="18.6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7cm" svg:height="1.7cm" svg:x="20.5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7cm" svg:height="1.7cm" svg:x="22.4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7cm" svg:height="1.7cm" svg:x="24.3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7cm" svg:height="1.7cm" svg:x="3.3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.7cm" svg:height="1.7cm" svg:x="5.2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7cm" svg:height="1.7cm" svg:x="7.1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1.7cm" svg:height="1.7cm" svg:x="9.0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1.7cm" svg:height="1.7cm" svg:x="10.9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1.7cm" svg:height="1.7cm" svg:x="12.8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1.7cm" svg:height="1.7cm" svg:x="14.7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7cm" svg:height="1.7cm" svg:x="16.69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1.7cm" svg:height="1.7cm" svg:x="19.1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7cm" svg:height="1.7cm" svg:x="21.0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7cm" svg:height="1.7cm" svg:x="22.9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7cm" svg:height="1.7cm" svg:x="24.8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7cm" svg:height="1.7cm" svg:x="3.8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1.7cm" svg:height="1.7cm" svg:x="5.7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7cm" svg:height="1.7cm" svg:x="7.6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7cm" svg:height="1.7cm" svg:x="9.5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1.7cm" svg:height="1.7cm" svg:x="11.4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1.7cm" svg:height="1.7cm" svg:x="13.3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7cm" svg:height="1.7cm" svg:x="15.2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7cm" svg:height="1.7cm" svg:x="17.199cm" svg:y="6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.7cm" svg:height="1.7cm" svg:x="17.5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7cm" svg:height="1.7cm" svg:x="19.4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7cm" svg:height="1.7cm" svg:x="21.3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7cm" svg:height="1.7cm" svg:x="23.2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7cm" svg:height="1.7cm" svg:x="2.2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.7cm" svg:height="1.7cm" svg:x="4.1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7cm" svg:height="1.7cm" svg:x="6.0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1.7cm" svg:height="1.7cm" svg:x="7.9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1.7cm" svg:height="1.7cm" svg:x="9.8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1.7cm" svg:height="1.7cm" svg:x="11.7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1.7cm" svg:height="1.7cm" svg:x="13.6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7cm" svg:height="1.7cm" svg:x="15.599cm" svg:y="2.7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.7cm" svg:height="1.7cm" svg:x="20.1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7cm" svg:height="1.7cm" svg:x="22.0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7cm" svg:height="1.7cm" svg:x="23.9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3.5cm" svg:height="1.7cm" svg:x="25.8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1cm" svg:height="1.7cm" svg:x="8.299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7cm" svg:height="1.7cm" svg:x="8.6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1.7cm" svg:height="1.7cm" svg:x="10.5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1.7cm" svg:height="1.7cm" svg:x="12.4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1.7cm" svg:height="1.7cm" svg:x="14.3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1.7cm" svg:height="1.7cm" svg:x="16.2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.7cm" svg:height="1.7cm" svg:x="18.199cm" svg:y="8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2.3cm" svg:height="1.7cm" svg:x="27.099cm" svg:y="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1.7cm" svg:height="1.7cm" svg:x="0.399cm" svg:y="2.7cm">
          <text:p text:style-name="P1"><text:span text:style-name="T2">半</text:span><text:span text:style-name="T2">/</text:span><text:span text:style-name="T2">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2.8cm" svg:height="1.7cm" svg:x="0.399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3.2cm" svg:height="1.7cm" svg:x="0.399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3cm" svg:height="1.7cm" svg:x="0.399cm" svg:y="8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1" draw:text-style-name="P5" draw:layer="layout" svg:width="3cm" svg:height="3.6cm" svg:x="26.399cm" svg:y="4.6cm" svg:viewBox="0 0 3001 3601" svg:d="M283 0h2434c142 0 284 141 284 283v1033 101 1767c0 208-209 417-417 417h-1668c-208 0-416-209-416-417v-1483h-217c-142 0-283-142-283-284v-1134c0-142 141-283 283-283z">
          <text:p/>
        </draw:path>
        <draw:frame draw:style-name="gr7" draw:text-style-name="P14" draw:layer="layout" svg:width="1.696cm" svg:height="0.963cm" svg:x="0.899cm" svg:y="5.037cm">
          <draw:text-box>
            <text:p><text:span text:style-name="T3">TAB</text:span></text:p>
          </draw:text-box>
        </draw:frame>
        <draw:frame draw:style-name="gr8" draw:text-style-name="P14" draw:layer="layout" svg:width="2.229cm" svg:height="0.963cm" svg:x="0.903cm" svg:y="6.837cm">
          <draw:text-box>
            <text:p><text:span text:style-name="T3">CAPS</text:span></text:p>
          </draw:text-box>
        </draw:frame>
        <draw:custom-shape draw:style-name="gr9" draw:text-style-name="P4" draw:layer="layout" svg:width="1.3cm" svg:height="0.4cm" svg:x="27.699cm" svg:y="3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0" draw:text-style-name="P4" draw:layer="layout" svg:width="0.999cm" svg:height="1.1cm" svg:x="27.599cm" svg:y="5.899cm" svg:viewBox="0 0 1000 1101" svg:d="M400 200v200h300v-400h300v800h-600v200l-400-400zM99 1101z">
          <text:p/>
        </draw:path>
        <draw:custom-shape draw:style-name="gr11" draw:text-style-name="P1" draw:layer="layout" svg:width="1.2cm" svg:height="0.9cm" svg:x="1.899cm" svg:y="8.8cm">
          <text:p/>
          <draw:enhanced-geometry svg:viewBox="0 0 21600 21600" draw:text-areas="?f0 ?f7 ?f2 21600" draw:type="up-arrow" draw:modifiers="13736.7369589345 6762.3646960865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1.2cm" svg:height="0.9cm" svg:x="26.999cm" svg:y="8.8cm">
          <text:p/>
          <draw:enhanced-geometry svg:viewBox="0 0 21600 21600" draw:text-areas="?f0 ?f7 ?f2 21600" draw:type="up-arrow" draw:modifiers="13736.7369589345 6762.3646960865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cm" svg:height="1.7cm" svg:x="0.39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1cm" svg:height="1.7cm" svg:x="3.599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1cm" svg:height="1.7cm" svg:x="10.6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1cm" svg:height="1.7cm" svg:x="15.899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.7cm" svg:x="18.199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1cm" svg:height="1.7cm" svg:x="20.399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22.699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cm" svg:height="1.7cm" svg:x="24.599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cm" svg:height="1.7cm" svg:x="26.499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2" draw:text-style-name="P15" draw:layer="layout" svg:width="11.897cm" svg:height="10.889cm" draw:transform="skewX (-5.7506003798113E-017) rotate (0.843866693339258) translate (-0.680883573000175cm 12.6996729459914cm)" svg:viewBox="0 0 11898 10890" svg:d="M0 3721c380 83 709-169 1026-290s445-375 674-600 485-506 760-676 437-366 732-533 3108-1377 3433-1518 1160-229 1409 352-1417 649-1611 897-2048 796-1558 985 1449-197 1722-312 1809-955 2422-295-1749 1077-2007 1287-475 470-755 595-1370 510-1008 801 1426-89 1786-250 2397-1310 2838-1446 1049 628 821 868-1956 938-2192 1147-2119 1601-1733 1541 3004-1467 3436-1583 1660-541 1702-42-1735 1811-2516 1836-2581 1484-2747 1781 450 337 697 578 706 41 1669 522-1484 1580-1860 1521-847-20-1056-282-674-402-877-504-209-98-320-142-266-94-343-123-81-32-121-49">
          <text:p/>
        </draw:path>
        <draw:frame draw:style-name="gr2" draw:text-style-name="P2" draw:layer="MOJI" svg:width="22.312cm" svg:height="2.271cm" svg:x="3.601cm" svg:y="4.278cm">
          <draw:text-box>
            <text:p><text:span text:style-name="T1">Q W E R T Y U I O P @ [</text:span></text:p>
          </draw:text-box>
        </draw:frame>
        <draw:path draw:style-name="gr23" draw:text-style-name="P15" draw:layer="layout" svg:width="11.999cm" svg:height="10.961cm" draw:transform="skewX (0.0188495559215387) rotate (-0.83444191537849) translate (19.2748411802813cm 4.00904461946397cm)" svg:viewBox="0 0 12000 10962" svg:d="M12000 3760c-383 85-715-170-1035-292s-449-379-679-606-490-512-767-683-440-370-739-539-3134-1391-3462-1534-1170-231-1421 356 1429 655 1625 906 2065 804 1571 996-1461-200-1736-316-2009-1243-2626-577 1947 1368 2206 1581 479 474 763 601 1380 515 1016 809-1438-90-1801-252-2418-1324-2862-1462-1058 636-830 878 2032 729 2270 940 2079 1837 1689 1776-3029-1483-3464-1600-1676-546-1717-43 1658 1478 2445 1504 2695 1852 2863 2152-918 103-1167 346-1558-221-2530 266 2305 2054 2684 1994 1356 22 1566-242 681-406 885-510 212-98 323-143 269-95 347-124 82-34 122-50">
          <text:p/>
        </draw:path>
        <draw:frame draw:style-name="gr2" draw:text-style-name="P2" draw:layer="MOJI" svg:width="22.312cm" svg:height="2.271cm" svg:x="4.101cm" svg:y="6.229cm">
          <draw:text-box>
            <text:p><text:span text:style-name="T1">A S D F G H J K L ; : ]</text:span></text:p>
          </draw:text-box>
        </draw:frame>
        <draw:frame draw:style-name="gr3" draw:text-style-name="P2" draw:layer="MOJI" svg:width="24.987cm" svg:height="2.391cm" svg:x="2.501cm" svg:y="2.4cm">
          <draw:text-box>
            <text:p><text:span text:style-name="T1">1 2 3 4 5 6 7 8 9 0 - ^ </text:span><text:span text:style-name="T1">￥</text:span></text:p>
          </draw:text-box>
        </draw:frame>
        <draw:frame draw:style-name="gr4" draw:text-style-name="P2" draw:layer="MOJI" svg:width="20.416cm" svg:height="2.271cm" svg:x="5.101cm" svg:y="8.129cm">
          <draw:text-box>
            <text:p><text:span text:style-name="T1">Z X C V B N M , . / \</text:span></text:p>
          </draw:text-box>
        </draw:frame>
        <draw:polygon draw:style-name="gr24" draw:text-style-name="P15" draw:layer="layout" svg:width="11.699cm" svg:height="20.099cm" draw:transform="rotate (1.5707963267949) translate (10.6cm 12.9cm)" svg:viewBox="0 0 11700 20100" draw:points="2500,3800 4500,3800 4500,2800 6400,2800 6400,2400 8300,2400 8400,1300 11700,1300 11700,20100 0,20100 0,0 2500,0">
          <text:p/>
        </draw:polygon>
        <draw:polygon draw:style-name="gr25" draw:text-style-name="P15" draw:layer="layout" svg:width="11.699cm" svg:height="14.299cm" draw:transform="rotate (1.5707963267949) translate (-0.1cm 12.9cm)" svg:viewBox="0 0 11700 14300" draw:points="2700,14300 4500,14300 4500,13300 6400,13300 6400,12900 8300,12900 8400,11800 11700,11800 11700,0 0,0 0,10600 2700,10600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 style:font-family-generic="modern" style:font-pitch="fixed"/>
    <style:font-face style:name="Arial" svg:font-family="Arial" style:font-family-generic="modern" style:font-pitch="variable"/>
    <style:font-face style:name="Consolas" svg:font-family="Consolas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OJI" draw:protected="true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5-07-09T20:29:49.93</meta:creation-date>
    <meta:editing-duration>PT1H10M45S</meta:editing-duration>
    <meta:editing-cycles>4</meta:editing-cycles>
    <meta:generator>LibreOffice/6.3.4.2$Windows_X86_64 LibreOffice_project/60da17e045e08f1793c57c00ba83cdfce946d0aa</meta:generator>
    <dc:date>2020-03-01T23:35:43.409000000</dc:date>
    <meta:document-statistic meta:object-count="156"/>
  </office:meta>
</office:document-meta>
</file>